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755733333333" calcext:value-type="float">
            <text:p>9.3275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247733333333" calcext:value-type="float">
            <text:p>9.32247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433066666667" calcext:value-type="float">
            <text:p>9.33433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385384615385" calcext:value-type="float">
            <text:p>8.85385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435585714286" calcext:value-type="float">
            <text:p>8.83435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892579310345" calcext:value-type="float">
            <text:p>9.08892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075914285714" calcext:value-type="float">
            <text:p>9.23075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4275862069" calcext:value-type="float">
            <text:p>9.4514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041314285714" calcext:value-type="float">
            <text:p>9.5104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156082758621" calcext:value-type="float">
            <text:p>9.57156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495246153846" calcext:value-type="float">
            <text:p>9.55495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508993103448" calcext:value-type="float">
            <text:p>9.53508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81858064516" calcext:value-type="float">
            <text:p>9.7818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31656" calcext:value-type="float">
            <text:p>9.7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1288" calcext:value-type="float">
            <text:p>9.76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8112" calcext:value-type="float">
            <text:p>9.81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5003870968" calcext:value-type="float">
            <text:p>10.2225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144825806452" calcext:value-type="float">
            <text:p>9.8914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6404" calcext:value-type="float">
            <text:p>10.000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5016516129" calcext:value-type="float">
            <text:p>10.0750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61012" calcext:value-type="float">
            <text:p>10.106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3403870968" calcext:value-type="float">
            <text:p>10.0853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9185714286" calcext:value-type="float">
            <text:p>10.0709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1507096774" calcext:value-type="float">
            <text:p>10.0671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3907096774" calcext:value-type="float">
            <text:p>10.4633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95168" calcext:value-type="float">
            <text:p>10.4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38418064516" calcext:value-type="float">
            <text:p>10.4838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47483870968" calcext:value-type="float">
            <text:p>11.44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71522580645" calcext:value-type="float">
            <text:p>12.857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562" calcext:value-type="float">
            <text:p>11.481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3427096774" calcext:value-type="float">
            <text:p>10.4603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1712" calcext:value-type="float">
            <text:p>10.53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00939354839" calcext:value-type="float">
            <text:p>10.5100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34475714286" calcext:value-type="float">
            <text:p>10.493447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87695483871" calcext:value-type="float">
            <text:p>10.458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41829677419" calcext:value-type="float">
            <text:p>10.534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1884" calcext:value-type="float">
            <text:p>10.50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1656774194" calcext:value-type="float">
            <text:p>10.4941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1068" calcext:value-type="float">
            <text:p>10.83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65801290323" calcext:value-type="float">
            <text:p>12.5565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8802580645" calcext:value-type="float">
            <text:p>11.4428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20376" calcext:value-type="float">
            <text:p>11.17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52699354839" calcext:value-type="float">
            <text:p>10.7752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47328" calcext:value-type="float">
            <text:p>11.0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53677419355" calcext:value-type="float">
            <text:p>11.115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52373793103" calcext:value-type="float">
            <text:p>11.13523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78141935484" calcext:value-type="float">
            <text:p>11.147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26025806452" calcext:value-type="float">
            <text:p>11.482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33856" calcext:value-type="float">
            <text:p>11.54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80621935484" calcext:value-type="float">
            <text:p>11.6080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2584" calcext:value-type="float">
            <text:p>12.40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86428387097" calcext:value-type="float">
            <text:p>13.9186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49767741936" calcext:value-type="float">
            <text:p>13.394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16992" calcext:value-type="float">
            <text:p>11.46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2023225807" calcext:value-type="float">
            <text:p>11.5002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6256" calcext:value-type="float">
            <text:p>11.55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7783225806" calcext:value-type="float">
            <text:p>11.5367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39338571429" calcext:value-type="float">
            <text:p>11.553933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7945806452" calcext:value-type="float">
            <text:p>11.4947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32070967742" calcext:value-type="float">
            <text:p>11.4032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0968" calcext:value-type="float">
            <text:p>11.41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49161290323" calcext:value-type="float">
            <text:p>11.434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50336" calcext:value-type="float">
            <text:p>11.77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14779354839" calcext:value-type="float">
            <text:p>13.2014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21464516129" calcext:value-type="float">
            <text:p>12.8721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90344" calcext:value-type="float">
            <text:p>11.62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8585806452" calcext:value-type="float">
            <text:p>12.0068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50288" calcext:value-type="float">
            <text:p>11.63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69112258065" calcext:value-type="float">
            <text:p>11.6169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8448571429" calcext:value-type="float">
            <text:p>11.60384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7007741936" calcext:value-type="float">
            <text:p>11.5677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76975483871" calcext:value-type="float">
            <text:p>11.787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77336" calcext:value-type="float">
            <text:p>11.78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70063225807" calcext:value-type="float">
            <text:p>11.83700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4154" calcext:value-type="float">
            <text:p>13.424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72665806452" calcext:value-type="float">
            <text:p>13.7472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06430967742" calcext:value-type="float">
            <text:p>14.5106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95216" calcext:value-type="float">
            <text:p>11.86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75878709677" calcext:value-type="float">
            <text:p>11.6475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3012" calcext:value-type="float">
            <text:p>11.65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48753548387" calcext:value-type="float">
            <text:p>11.6248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49631428571" calcext:value-type="float">
            <text:p>11.62496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13184516129" calcext:value-type="float">
            <text:p>11.581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64369032258" calcext:value-type="float">
            <text:p>11.6564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95144" calcext:value-type="float">
            <text:p>11.65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78190967742" calcext:value-type="float">
            <text:p>11.7278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9456" calcext:value-type="float">
            <text:p>13.35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03379354839" calcext:value-type="float">
            <text:p>15.5103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39823225807" calcext:value-type="float">
            <text:p>15.07398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73896" calcext:value-type="float">
            <text:p>12.33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54255483871" calcext:value-type="float">
            <text:p>11.1354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97008" calcext:value-type="float">
            <text:p>11.1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0374193548" calcext:value-type="float">
            <text:p>11.164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3724137931" calcext:value-type="float">
            <text:p>11.1733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23602580645" calcext:value-type="float">
            <text:p>11.0923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2349677419" calcext:value-type="float">
            <text:p>10.5692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8852" calcext:value-type="float">
            <text:p>10.53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80175483871" calcext:value-type="float">
            <text:p>10.5380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2896" calcext:value-type="float">
            <text:p>10.90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83161290323" calcext:value-type="float">
            <text:p>11.968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04278709677" calcext:value-type="float">
            <text:p>11.5104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8112" calcext:value-type="float">
            <text:p>10.57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21411612903" calcext:value-type="float">
            <text:p>10.6421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0502" calcext:value-type="float">
            <text:p>10.620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94980645161" calcext:value-type="float">
            <text:p>10.609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8351428571" calcext:value-type="float">
            <text:p>10.60083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6820645161" calcext:value-type="float">
            <text:p>10.5576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44779354839" calcext:value-type="float">
            <text:p>10.5344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62172" calcext:value-type="float">
            <text:p>10.52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26098064516" calcext:value-type="float">
            <text:p>10.5326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43468" calcext:value-type="float">
            <text:p>11.004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8801290323" calcext:value-type="float">
            <text:p>10.7658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47796" calcext:value-type="float">
            <text:p>10.504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97090322581" calcext:value-type="float">
            <text:p>10.6997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3784" calcext:value-type="float">
            <text:p>10.69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6808516129" calcext:value-type="float">
            <text:p>10.6968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14934285714" calcext:value-type="float">
            <text:p>10.75149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51948387097" calcext:value-type="float">
            <text:p>10.715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21843870968" calcext:value-type="float">
            <text:p>10.7421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452" calcext:value-type="float">
            <text:p>10.72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55735483871" calcext:value-type="float">
            <text:p>10.7955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61448" calcext:value-type="float">
            <text:p>11.16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97858064516" calcext:value-type="float">
            <text:p>11.559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9681290323" calcext:value-type="float">
            <text:p>11.8509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9448" calcext:value-type="float">
            <text:p>10.83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10358709677" calcext:value-type="float">
            <text:p>11.0410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00251034483" calcext:value-type="float">
            <text:p>10.79002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1324" calcext:value-type="float">
            <text:p>10.76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36733333333" calcext:value-type="float">
            <text:p>10.7636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748" calcext:value-type="float">
            <text:p>10.707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0457931034" calcext:value-type="float">
            <text:p>10.81104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15506206897" calcext:value-type="float">
            <text:p>11.17155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22476" calcext:value-type="float">
            <text:p>12.85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41416" calcext:value-type="float">
            <text:p>12.00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80248275862" calcext:value-type="float">
            <text:p>10.9980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15676" calcext:value-type="float">
            <text:p>11.221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5611034483" calcext:value-type="float">
            <text:p>11.26856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8992" calcext:value-type="float">
            <text:p>11.28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3694285714" calcext:value-type="float">
            <text:p>11.28336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64848" calcext:value-type="float">
            <text:p>11.34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2307096774" calcext:value-type="float">
            <text:p>11.4692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1216" calcext:value-type="float">
            <text:p>11.46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42943225807" calcext:value-type="float">
            <text:p>11.4742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9604" calcext:value-type="float">
            <text:p>11.79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4250322581" calcext:value-type="float">
            <text:p>12.6184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01068387097" calcext:value-type="float">
            <text:p>13.4401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1488" calcext:value-type="float">
            <text:p>11.57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95540645161" calcext:value-type="float">
            <text:p>11.8195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98848" calcext:value-type="float">
            <text:p>11.87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77667096774" calcext:value-type="float">
            <text:p>11.947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22075714286" calcext:value-type="float">
            <text:p>12.002207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2171612903" calcext:value-type="float">
            <text:p>12.0122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50736774194" calcext:value-type="float">
            <text:p>12.4250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53548" calcext:value-type="float">
            <text:p>12.465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1313548387" calcext:value-type="float">
            <text:p>12.530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2464" calcext:value-type="float">
            <text:p>12.94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0809032258" calcext:value-type="float">
            <text:p>14.1420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97050322581" calcext:value-type="float">
            <text:p>15.239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02416" calcext:value-type="float">
            <text:p>13.82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5979354839" calcext:value-type="float">
            <text:p>13.0185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6408" calcext:value-type="float">
            <text:p>12.5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57992258064" calcext:value-type="float">
            <text:p>12.62579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1613" calcext:value-type="float">
            <text:p>12.6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56913548387" calcext:value-type="float">
            <text:p>12.5656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994" calcext:value-type="float">
            <text:p>12.52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24048" calcext:value-type="float">
            <text:p>12.99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92912" calcext:value-type="float">
            <text:p>12.76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88965517241" calcext:value-type="float">
            <text:p>12.848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91947586207" calcext:value-type="float">
            <text:p>13.29919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00951724138" calcext:value-type="float">
            <text:p>14.6000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57608571429" calcext:value-type="float">
            <text:p>12.45576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6954482759" calcext:value-type="float">
            <text:p>12.58869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9751428571" calcext:value-type="float">
            <text:p>12.6099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0024827586" calcext:value-type="float">
            <text:p>12.60600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3415384615" calcext:value-type="float">
            <text:p>12.6093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1646896552" calcext:value-type="float">
            <text:p>12.60316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01892413793" calcext:value-type="float">
            <text:p>12.76018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5232857143" calcext:value-type="float">
            <text:p>12.786523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23474666667" calcext:value-type="float">
            <text:p>12.8723474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42706206897" calcext:value-type="float">
            <text:p>13.88427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58952" calcext:value-type="float">
            <text:p>15.31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06292" calcext:value-type="float">
            <text:p>14.330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0175" calcext:value-type="float">
            <text:p>12.83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25459310345" calcext:value-type="float">
            <text:p>12.80254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82551428571" calcext:value-type="float">
            <text:p>12.81825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398" calcext:value-type="float">
            <text:p>12.79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37448888889" calcext:value-type="float">
            <text:p>12.80374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9516923077" calcext:value-type="float">
            <text:p>12.80195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026608" calcext:value-type="float">
            <text:p>13.010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67813913043" calcext:value-type="float">
            <text:p>13.076781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3207483871" calcext:value-type="float">
            <text:p>13.0532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77476" calcext:value-type="float">
            <text:p>13.677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92247741936" calcext:value-type="float">
            <text:p>15.3792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37483870968" calcext:value-type="float">
            <text:p>14.873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34336" calcext:value-type="float">
            <text:p>12.94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3290322581" calcext:value-type="float">
            <text:p>12.993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42512" calcext:value-type="float">
            <text:p>13.08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25654193548" calcext:value-type="float">
            <text:p>13.1025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47721428571" calcext:value-type="float">
            <text:p>13.144772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03704516129" calcext:value-type="float">
            <text:p>13.1403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39878709677" calcext:value-type="float">
            <text:p>13.3239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9372" calcext:value-type="float">
            <text:p>13.365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50837419355" calcext:value-type="float">
            <text:p>13.4150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82784" calcext:value-type="float">
            <text:p>13.7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03420645161" calcext:value-type="float">
            <text:p>16.6003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73162580645" calcext:value-type="float">
            <text:p>17.2173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67216" calcext:value-type="float">
            <text:p>13.5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62201290323" calcext:value-type="float">
            <text:p>13.4862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86728" calcext:value-type="float">
            <text:p>13.3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22990967742" calcext:value-type="float">
            <text:p>13.2822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9285" calcext:value-type="float">
            <text:p>13.329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0134193548" calcext:value-type="float">
            <text:p>13.2580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0318709677" calcext:value-type="float">
            <text:p>13.2950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3024" calcext:value-type="float">
            <text:p>13.39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25243870968" calcext:value-type="float">
            <text:p>13.4625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0224" calcext:value-type="float">
            <text:p>13.7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3816516129" calcext:value-type="float">
            <text:p>15.7138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6216774194" calcext:value-type="float">
            <text:p>15.6666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834" calcext:value-type="float">
            <text:p>13.911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31775483871" calcext:value-type="float">
            <text:p>13.7231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69124" calcext:value-type="float">
            <text:p>13.44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82357419355" calcext:value-type="float">
            <text:p>13.4882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79147142857" calcext:value-type="float">
            <text:p>13.57791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75329032258" calcext:value-type="float">
            <text:p>13.567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50367741936" calcext:value-type="float">
            <text:p>13.8750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29660689655" calcext:value-type="float">
            <text:p>13.77296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39203870968" calcext:value-type="float">
            <text:p>13.9639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05428" calcext:value-type="float">
            <text:p>14.35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24660645161" calcext:value-type="float">
            <text:p>17.5924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10668387097" calcext:value-type="float">
            <text:p>17.3110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0276" calcext:value-type="float">
            <text:p>15.410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25322580645" calcext:value-type="float">
            <text:p>13.9925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7976" calcext:value-type="float">
            <text:p>13.95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6144516129" calcext:value-type="float">
            <text:p>13.76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66750344828" calcext:value-type="float">
            <text:p>13.75667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56098591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5184516129" calcext:value-type="float">
            <text:p>13.70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6" meta:object-count="0"/>
    <meta:user-defined meta:name="AppVersion">3.0</meta:user-defined>
  </office:meta>
</office:document-meta>
</file>